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Config.getTemplatedUrlFormatt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Config.UrlConfig( Boolean urlEncodeUrls , Boolean htmlAmpEntity , String templatedUrlFormatterCla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lConfig.isHtmlAmp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Config.Url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Config.isUrlEncodeUr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